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6pt" officeooo:rsid="001f3663" officeooo:paragraph-rsid="001f3663" style:font-size-asian="16pt" style:font-size-complex="16pt"/>
    </style:style>
    <style:style style:name="P2" style:family="paragraph" style:parent-style-name="Standard">
      <style:text-properties style:font-name="FreeMono" fo:font-size="16pt" officeooo:rsid="001f3663" officeooo:paragraph-rsid="00205567" style:font-size-asian="16pt" style:font-size-complex="16pt"/>
    </style:style>
    <style:style style:name="P3" style:family="paragraph" style:parent-style-name="Standard">
      <style:text-properties style:font-name="Courier" fo:font-size="12pt" fo:font-style="normal" style:text-underline-style="none" fo:font-weight="bold" officeooo:rsid="002515a0" officeooo:paragraph-rsid="00205567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808080" style:font-name="FreeMono" fo:font-size="12pt" officeooo:rsid="002515a0" officeooo:paragraph-rsid="002515a0" style:font-size-asian="12pt" style:font-size-complex="12pt"/>
    </style:style>
    <style:style style:name="P5" style:family="paragraph" style:parent-style-name="Standard">
      <style:text-properties fo:color="#808080" style:font-name="FreeMono" fo:font-size="12pt" officeooo:rsid="002515a0" officeooo:paragraph-rsid="002651c5" style:font-size-asian="12pt" style:font-size-complex="12pt"/>
    </style:style>
    <style:style style:name="P6" style:family="paragraph" style:parent-style-name="Standard">
      <style:text-properties style:font-name="FreeMono" fo:font-size="16pt" officeooo:rsid="001f3663" officeooo:paragraph-rsid="0026a58a" style:font-size-asian="16pt" style:font-size-complex="16pt"/>
    </style:style>
    <style:style style:name="T1" style:family="text">
      <style:text-properties officeooo:rsid="002055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15a0"/>
    </style:style>
    <style:style style:name="T4" style:family="text">
      <style:text-properties style:font-name="Courier" fo:font-style="normal" style:text-underline-style="none" style:font-style-asian="normal" style:font-style-complex="normal"/>
    </style:style>
    <style:style style:name="T5" style:family="text">
      <style:text-properties style:font-name="Courier" fo:font-style="normal" style:text-underline-style="none" officeooo:rsid="002515a0" style:font-style-asian="normal" style:font-style-complex="normal"/>
    </style:style>
    <style:style style:name="T6" style:family="text">
      <style:text-properties style:font-name="Courier"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style:font-name="Courier" fo:font-style="normal" style:text-underline-style="none" fo:font-weight="bold" officeooo:rsid="002515a0" style:font-style-asian="normal" style:font-weight-asian="bold" style:font-style-complex="normal" style:font-weight-complex="bold"/>
    </style:style>
    <style:style style:name="T8" style:family="text">
      <style:text-properties style:font-name="Courier"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font-name="Courier" fo:font-style="normal" style:text-underline-style="solid" style:text-underline-width="auto" style:text-underline-color="font-color" officeooo:rsid="002515a0" style:font-style-asian="normal" style:font-style-complex="normal"/>
    </style:style>
    <style:style style:name="T10" style:family="text">
      <style:text-properties style:font-name="Courie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officeooo:rsid="002515a0" style:font-weight-asian="bold" style:font-weight-complex="bold"/>
    </style:style>
    <style:style style:name="T13" style:family="text">
      <style:text-properties fo:font-style="normal" style:text-underline-style="none" fo:font-weight="bold" officeooo:rsid="002515a0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Wifi-name</text:span><text:span text:style-name="T4"> <text:s text:c="2"/></text:span><text:span text:style-name="T6">Wifi-passwd</text:span><text:span text:style-name="T4"> <text:s text:c="2"/>SSH-command for userNN <text:s text:c="3"/></text:span><text:span text:style-name="T6">Passwd</text:span></text:p>
      <text:p text:style-name="P1"><text:span text:style-name="T9">Mr.Black</text:span><text:span text:style-name="T5"> <text:s text:c="8"/></text:span><text:span text:style-name="T13"><text:s text:c="2"/></text:span><text:span text:style-name="T11">ssh</text:span> <text:span text:style-name="T1">user</text:span>00@10.0.0.<text:span text:style-name="T3">1 </text:span>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1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2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3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4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5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6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7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8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09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0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1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2@10.0.0.1 <text:span text:style-name="T2">catboxyellow</text:span></text:p>
      <text:p text:style-name="P1"/>
      <text:p text:style-name="P1"/>
      <text:p text:style-name="P1"/>
      <text:p text:style-name="P5"><text:soft-page-break/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3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4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5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6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7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18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20@10.0.0.1 <text:span text:style-name="T2">catboxyellow</text:span></text:p>
      <text:p text:style-name="P1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<text:span text:style-name="T1">2</text:span>1@10.0.0.1 <text:span text:style-name="T2">catboxyellow</text:span></text:p>
      <text:p text:style-name="P2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<text:span text:style-name="T1">2</text:span>2@10.0.0.1 <text:span text:style-name="T2">catboxyellow</text:span></text:p>
      <text:p text:style-name="P2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<text:span text:style-name="T1">2</text:span>3@10.0.0.1 <text:span text:style-name="T2">catboxyellow</text:span></text:p>
      <text:p text:style-name="P2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<text:span text:style-name="T1">2</text:span>4@10.0.0.1 <text:span text:style-name="T2">catboxyellow</text:span></text:p>
      <text:p text:style-name="P2"/>
      <text:p text:style-name="P5"><text:span text:style-name="T10">Wifi-name</text:span><text:span text:style-name="T6"> <text:s text:c="2"/>Wifi-passwd <text:s text:c="2"/>SSH-command for userNN <text:s text:c="3"/>Passwd</text:span></text:p>
      <text:p text:style-name="P6"><text:span text:style-name="T9">Mr.Black</text:span><text:span text:style-name="T5"> </text:span><text:span text:style-name="T7"><text:s text:c="8"/></text:span><text:span text:style-name="T12"><text:s text:c="2"/></text:span>ssh user<text:span text:style-name="T1">2</text:span>5@10.0.0.1 <text:span text:style-name="T2">catboxyellow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Nylander</meta:initial-creator>
    <meta:creation-date>2013-09-15T12:54:10</meta:creation-date>
    <dc:date>2015-09-24T08:25:13.665363697</dc:date>
    <dc:creator>Johan Nylander</dc:creator>
    <meta:editing-duration>PT4M14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2" meta:paragraph-count="50" meta:word-count="250" meta:character-count="2725" meta:non-whitespace-character-count="2100"/>
  </office:meta>
</office:document-meta>
</file>